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2EC9647DFD614C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55cm, 15.815cm, 4.039cm, 1.82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3.31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893cm" fo:min-width="5.215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1.659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639cm" fo:min-width="3.18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69cm" svg:height="5.079cm" svg:x="3.794cm" svg:y="9.763cm">
          <draw:image xlink:href="Pictures/1000020100000556000003002EC9647DFD614C03.png" xlink:type="simple" xlink:show="embed" xlink:actuate="onLoad">
            <text:p/>
          </draw:image>
        </draw:frame>
        <draw:custom-shape draw:style-name="gr2" draw:text-style-name="P2" draw:layer="layout" svg:width="3.81cm" svg:height="1.016cm" svg:x="3.921cm" svg:y="10.1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715cm" svg:height="1.143cm" svg:x="12.176cm" svg:y="9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59cm" svg:height="0.635cm" svg:x="4.81cm" svg:y="13.5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683cm" svg:height="0.889cm" svg:x="13.065cm" svg:y="13.44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801cm" svg:height="0.975cm" svg:x="3.921cm" svg:y="10.017cm">
          <draw:text-box>
            <text:p>conjLineal(a)</text:p>
          </draw:text-box>
        </draw:frame>
        <draw:frame draw:style-name="gr7" draw:text-style-name="P3" draw:layer="layout" svg:width="3.216cm" svg:height="1.356cm" svg:x="12.643cm" svg:y="10.144cm">
          <draw:text-box>
            <text:p>vector(a)</text:p>
          </draw:text-box>
        </draw:frame>
        <draw:frame draw:style-name="gr8" draw:text-style-name="P3" draw:layer="layout" svg:width="2.614cm" svg:height="1.229cm" svg:x="4.228cm" svg:y="13.319cm">
          <draw:text-box>
            <text:p>conj(a)</text:p>
          </draw:text-box>
        </draw:frame>
        <draw:frame draw:style-name="gr9" draw:text-style-name="P3" draw:layer="layout" svg:width="2.614cm" svg:height="0.848cm" svg:x="12.995cm" svg:y="13.487cm">
          <draw:text-box>
            <text:p>secu(a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11:53:53.952695835</meta:creation-date>
    <dc:date>2018-04-19T12:02:05.382633137</dc:date>
    <meta:editing-duration>PT6M6S</meta:editing-duration>
    <meta:editing-cycles>2</meta:editing-cycles>
    <meta:generator>LibreOffice/5.3.7.2.0$Linux_X86_64 LibreOffice_project/30$Build-2</meta:generator>
    <meta:document-statistic meta:object-count="9"/>
  </office:meta>
</office:document-meta>
</file>